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Manuel  Rodriguez Saez, Juan Leal Zubiete, Jorge Sanchez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PRUEBA-MRS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0.0">
            <text:p>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SUNTO ACTUACIÓN 1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000.0">
            <text:p>1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000.0">
            <text:p>1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0.0">
            <text:p>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">
            <text:p>0.0</text:p>
          </table:table-cell>
          <table:table-cell table:style-name="ce140" office:value-type="currency" calcext:value-type="currency" office:value="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NaN">
            <text:p>NaN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NaN">
            <text:p>NaN</text:p>
          </table:table-cell>
          <table:covered-table-cell table:number-columns-repeated="3" table:style-name="ce107"/>
          <table:table-cell table:style-name="ce102" office:value-type="percentage" calcext:value-type="percentage" office:value="NaN">
            <text:p>NaN</text:p>
          </table:table-cell>
          <table:table-cell table:style-name="ce102" office:value-type="percentage" calcext:value-type="percentage" table:number-columns-spanned="2" table:number-rows-spanned="1" office:value="NaN">
            <text:p>NaN</text:p>
          </table:table-cell>
          <table:covered-table-cell table:style-name="ce107"/>
          <table:table-cell table:style-name="ce102" office:value-type="percentage" calcext:value-type="percentage" office:value="NaN">
            <text:p>NaN</text:p>
          </table:table-cell>
          <table:table-cell table:style-name="ce141" office:value-type="percentage" calcext:value-type="percentage" office:value="NaN">
            <text:p>NaN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$perfil</text:p>
          </table:table-cell>
          <table:covered-table-cell table:number-columns-repeated="9" table:style-name="ce16"/>
          <table:table-cell table:style-name="ce117" office:value-type="string" calcext:value-type="string" table:number-columns-spanned="4" table:number-rows-spanned="1">
            <text:p>$importe_perfil</text:p>
          </table:table-cell>
          <table:covered-table-cell table:number-columns-repeated="3" table:style-name="ce118"/>
          <table:table-cell table:style-name="ce126" office:value-type="string" calcext:value-type="string">
            <text:p>$previstas_perfil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string" calcext:value-type="string">
            <text:p>$consumidas_perfil</text:p>
          </table:table-cell>
          <table:table-cell table:style-name="ce143" office:value-type="percentage" calcext:value-type="percentage">
            <text:p>$porcentaje_perfi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string" calcext:value-type="string" table:number-columns-spanned="4" table:number-rows-spanned="1">
            <text:p>$importe_total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DESCRIPCIÓN DE IP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